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 style:list-style-name="L1">
      <style:text-properties fo:language="pt" fo:country="BR"/>
    </style:style>
    <style:style style:name="P3" style:family="paragraph" style:parent-style-name="Text_20_body" style:list-style-name="L1">
      <style:text-properties fo:language="pt" fo:country="BR"/>
    </style:style>
    <style:style style:name="P4" style:family="paragraph" style:parent-style-name="Text_20_body" style:list-style-name="L1">
      <style:text-properties fo:language="pt" fo:country="BR"/>
    </style:style>
    <style:style style:name="P5" style:family="paragraph" style:parent-style-name="Heading_20_1">
      <style:text-properties fo:language="pt" fo:country="BR"/>
    </style:style>
    <style:style style:name="T1" style:family="text">
      <style:text-properties style:font-name="Courier New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quipe</text:h>
      <text:p text:style-name="P1">Felipe Micaroni Lalli, 6900611</text:p>
      <text:p text:style-name="P1">Felippe Franco Bueno, 0516043</text:p>
      <text:p text:style-name="P1">Guilherme Keese Zacharias, 0518013</text:p>
      <text:p text:style-name="P1">Luiz Inacio da Silva Jr., 0514468</text:p>
      <text:p text:style-name="P1">Ricardo José Giaretta, 0518190</text:p>
      <text:p text:style-name="P1">Vitor Piovani Bavoso, 0517946</text:p>
      <text:h text:style-name="P5" text:outline-level="1">Objetivo</text:h>
      <text:p text:style-name="P1">Desenvolver em um paradigma <text:span text:style-name="T3">Orientado a Objeto</text:span> ou <text:span text:style-name="T3">Imperativo</text:span> um <text:span text:style-name="T3">jogo da velha</text:span> simples em modo texto que contempla todas as regras básicas do jogo.</text:p>
      <text:h text:style-name="P5" text:outline-level="1">Conclusão</text:h>
      <text:p text:style-name="P1">A equipe optou por desenvolver a aplicação em Java, linguagem <text:span text:style-name="T3">orientada a objetos</text:span>. Paralelamente, para poder comparar os resultados, a equipe também desenvolveu o mesmo aplicativo em Scheme (variação do Lisp) que tem o paradigma <text:span text:style-name="T2">primariamente </text:span><text:span text:style-name="T3">funcional</text:span>, apesar de ser considerado multi‑paradigma por suportar fácil extensão de sintaxe.</text:p>
      <text:p text:style-name="P1">O que caracteriza a implementação feita em Java como sendo POO (programação orientada a objetos) é a presença de classes e exceções, além de características como:</text:p>
      <text:list text:style-name="L1">
        <text:list-item>
          <text:p text:style-name="P2"><text:span text:style-name="T3">agregação</text:span> (<text:span text:style-name="T1">Tabuleiro</text:span> e <text:span text:style-name="T1">Jogador</text:span> dentro do <text:span text:style-name="T1">JogoDaVelha</text:span>)</text:p>
        </text:list-item>
        <text:list-item>
          <text:p text:style-name="P2"><text:span text:style-name="T3">herança</text:span> (<text:span text:style-name="T1">JogadaInvalida</text:span> derivando de <text:span text:style-name="T1">Exception</text:span>)</text:p>
        </text:list-item>
        <text:list-item>
          <text:p text:style-name="P2"><text:span text:style-name="T3">encapsulamento</text:span> (funções privadas, públicas e variáveis privadas).</text:p>
        </text:list-item>
      </text:list>
      <text:p text:style-name="P1">A equipe encontrou um pouco de dificuldade para elaborar (de forma enxuta e elegante, sem fazer as verificações de forma “bruta”) a função que verifica se um determinado jogador ganhou. Optou‑se por criar uma função privada auxiliar (chamada “ganhou”) que verifica uma linha toda (diagonais, linhas e colunas) dependendo do parâmetro passado.</text:p>
      <text:p text:style-name="P1">O projeto segue o padrão “Code Conventions for the Java Programming Language” (http://www.google.com/search?q=code+conventions&amp;btnI=I) e foi testado utilizando Java SE 6, com o apoio da IDE NetBeans 6.1.</text:p>
      <text:h text:style-name="P5" text:outline-level="1">Comparação com a implementação funcional</text:h>
      <text:p text:style-name="P1">A implementação em Scheme foi muito mais simples e objetiva. Ela possui 120 linhas, ou 46% das linhas da implementação em Java, que tem 260 no total. Essa diferença se deve ao fato da estruturação em OO ter seu custo burocrático. O ganho teórico está na legibilidade do código (e da estrutura) que se assemelha em alguns aspectos ao conceito de objetos do mundo re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creator>Felipe Lalli</dc:creator>
    <dc:date>2008-06-13T19:29:24</dc:date>
    <meta:editing-cycles>40</meta:editing-cycles>
    <meta:editing-duration>PT55M3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9" meta:word-count="305" meta:character-count="1968"/>
  </office:meta>
</office:document-meta>
</file>